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ae53" officeooo:paragraph-rsid="0002ae53"/>
    </style:style>
    <style:style style:name="P2" style:family="paragraph" style:parent-style-name="Standard">
      <style:text-properties fo:font-size="39pt" officeooo:rsid="0002ae53" officeooo:paragraph-rsid="0002ae53" style:font-size-asian="39pt" style:font-size-complex="39pt"/>
    </style:style>
    <style:style style:name="P3" style:family="paragraph" style:parent-style-name="Standard">
      <style:text-properties fo:font-size="39pt" fo:font-weight="bold" officeooo:rsid="0002ae53" officeooo:paragraph-rsid="0002ae53" style:font-size-asian="39pt" style:font-weight-asian="bold" style:font-size-complex="39pt" style:font-weight-complex="bold"/>
    </style:style>
    <style:style style:name="T1" style:family="text">
      <style:text-properties fo:font-size="39pt" officeooo:rsid="0002ae53" style:font-size-asian="39pt" style:font-size-complex="39pt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ÍDEOS</text:p>
      <text:p text:style-name="P2"><text:tab/>3 Líneas</text:p>
      <text:p text:style-name="P2"><text:tab/><text:tab/>Práctica</text:p>
      <text:p text:style-name="P2"><text:tab/><text:tab/>Teoría</text:p>
      <text:p text:style-name="P2"><text:tab/><text:tab/>Aprendizaje</text:p>
      <text:p text:style-name="P2"/>
      <text:p text:style-name="P3">CÓMO USARLOS</text:p>
      <text:p text:style-name="P2"><text:tab/>Principal: Práctica</text:p>
      <text:p text:style-name="P2"><text:tab/>Necesidad <text:s/>|</text:p>
      <text:p text:style-name="P2"><text:tab/>Curiosidad |&gt; Teoría</text:p>
      <text:p text:style-name="P2"><text:tab/>Rendimiento: Aprendizaje</text:p>
      <text:p text:style-name="P2"/>
      <text:p text:style-name="P3">LIBRE</text:p>
      <text:p text:style-name="P3"><text:tab/><text:span text:style-name="T2">A tu gusto</text:span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1:12:40.017547833</meta:creation-date>
    <dc:date>2017-03-29T21:17:14.874860422</dc:date>
    <meta:editing-duration>PT4M35S</meta:editing-duration>
    <meta:editing-cycles>1</meta:editing-cycles>
    <meta:document-statistic meta:table-count="0" meta:image-count="0" meta:object-count="0" meta:page-count="1" meta:paragraph-count="13" meta:word-count="21" meta:character-count="154" meta:non-whitespace-character-count="131"/>
    <meta:generator>LibreOffice/5.2.6.2$Linux_X86_64 LibreOffice_project/20m0$Build-2</meta:generator>
  </office:meta>
</office:document-meta>
</file>